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8.946cm" table:align="left"/>
    </style:style>
    <style:style style:name="表格1.A" style:family="table-column">
      <style:table-column-properties style:column-width="6.881cm"/>
    </style:style>
    <style:style style:name="表格1.B" style:family="table-column">
      <style:table-column-properties style:column-width="2.066cm"/>
    </style:style>
    <style:style style:name="表格1.A1" style:family="table-cell">
      <style:table-cell-properties style:vertical-align="middle" fo:padding="0.049cm" fo:border="none"/>
    </style:style>
    <style:style style:name="表格2" style:family="table">
      <style:table-properties style:width="7.124cm" table:align="left"/>
    </style:style>
    <style:style style:name="表格2.A" style:family="table-column">
      <style:table-column-properties style:column-width="4.288cm"/>
    </style:style>
    <style:style style:name="表格2.B" style:family="table-column">
      <style:table-column-properties style:column-width="1.088cm"/>
    </style:style>
    <style:style style:name="表格2.C" style:family="table-column">
      <style:table-column-properties style:column-width="1.748cm"/>
    </style:style>
    <style:style style:name="表格2.A1" style:family="table-cell">
      <style:table-cell-properties style:vertical-align="middle" fo:padding="0.049cm" fo:border="none"/>
    </style:style>
    <style:style style:name="表格3" style:family="table">
      <style:table-properties style:width="17cm" table:align="left"/>
    </style:style>
    <style:style style:name="表格3.A" style:family="table-column">
      <style:table-column-properties style:column-width="1.261cm"/>
    </style:style>
    <style:style style:name="表格3.B" style:family="table-column">
      <style:table-column-properties style:column-width="2.962cm"/>
    </style:style>
    <style:style style:name="表格3.C" style:family="table-column">
      <style:table-column-properties style:column-width="2.092cm"/>
    </style:style>
    <style:style style:name="表格3.E" style:family="table-column">
      <style:table-column-properties style:column-width="1.235cm"/>
    </style:style>
    <style:style style:name="表格3.F" style:family="table-column">
      <style:table-column-properties style:column-width="2.129cm"/>
    </style:style>
    <style:style style:name="表格3.G" style:family="table-column">
      <style:table-column-properties style:column-width="1.439cm"/>
    </style:style>
    <style:style style:name="表格3.J" style:family="table-column">
      <style:table-column-properties style:column-width="1.321cm"/>
    </style:style>
    <style:style style:name="表格3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paragraph-rsid="0008a338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3" style:family="paragraph" style:parent-style-name="Quotations" style:list-style-name="L1"/>
    <style:style style:name="P4" style:family="paragraph" style:parent-style-name="Quotations" style:list-style-name="L2"/>
    <style:style style:name="P5" style:family="paragraph" style:parent-style-name="Quotations" style:list-style-name="L3"/>
    <style:style style:name="P6" style:family="paragraph" style:parent-style-name="Quotations" style:list-style-name="L4"/>
    <style:style style:name="P7" style:family="paragraph" style:parent-style-name="Quotations" style:list-style-name="L7"/>
    <style:style style:name="P8" style:family="paragraph" style:parent-style-name="Quotations" style:list-style-name="L21"/>
    <style:style style:name="P9" style:family="paragraph" style:parent-style-name="Quotations" style:list-style-name="L22"/>
    <style:style style:name="P10" style:family="paragraph" style:parent-style-name="Quotations" style:list-style-name="L23"/>
    <style:style style:name="P11" style:family="paragraph" style:parent-style-name="Quotations" style:list-style-name="L24"/>
    <style:style style:name="P12" style:family="paragraph" style:parent-style-name="Quotations" style:list-style-name="L27"/>
    <style:style style:name="P13" style:family="paragraph" style:parent-style-name="Quotations" style:list-style-name="L31"/>
    <style:style style:name="P14" style:family="paragraph" style:parent-style-name="Quotations" style:list-style-name="L32"/>
    <style:style style:name="P15" style:family="paragraph" style:parent-style-name="Quotations" style:list-style-name="L33"/>
    <style:style style:name="P16" style:family="paragraph" style:parent-style-name="Quotations" style:list-style-name="L34"/>
    <style:style style:name="P17" style:family="paragraph" style:parent-style-name="Quotations" style:list-style-name="L37"/>
    <style:style style:name="P18" style:family="paragraph" style:parent-style-name="Quotations" style:list-style-name="L1">
      <style:paragraph-properties fo:margin-top="0cm" fo:margin-bottom="0cm" style:contextual-spacing="false"/>
    </style:style>
    <style:style style:name="P19" style:family="paragraph" style:parent-style-name="Quotations" style:list-style-name="L2">
      <style:paragraph-properties fo:margin-top="0cm" fo:margin-bottom="0cm" style:contextual-spacing="false"/>
    </style:style>
    <style:style style:name="P20" style:family="paragraph" style:parent-style-name="Quotations" style:list-style-name="L3">
      <style:paragraph-properties fo:margin-top="0cm" fo:margin-bottom="0cm" style:contextual-spacing="false"/>
    </style:style>
    <style:style style:name="P21" style:family="paragraph" style:parent-style-name="Quotations" style:list-style-name="L21">
      <style:paragraph-properties fo:margin-top="0cm" fo:margin-bottom="0cm" style:contextual-spacing="false"/>
    </style:style>
    <style:style style:name="P22" style:family="paragraph" style:parent-style-name="Quotations" style:list-style-name="L22">
      <style:paragraph-properties fo:margin-top="0cm" fo:margin-bottom="0cm" style:contextual-spacing="false"/>
    </style:style>
    <style:style style:name="P23" style:family="paragraph" style:parent-style-name="Quotations" style:list-style-name="L23">
      <style:paragraph-properties fo:margin-top="0cm" fo:margin-bottom="0cm" style:contextual-spacing="false"/>
    </style:style>
    <style:style style:name="P24" style:family="paragraph" style:parent-style-name="Quotations" style:list-style-name="L31">
      <style:paragraph-properties fo:margin-top="0cm" fo:margin-bottom="0cm" style:contextual-spacing="false"/>
    </style:style>
    <style:style style:name="P25" style:family="paragraph" style:parent-style-name="Quotations" style:list-style-name="L32">
      <style:paragraph-properties fo:margin-top="0cm" fo:margin-bottom="0cm" style:contextual-spacing="false"/>
    </style:style>
    <style:style style:name="P26" style:family="paragraph" style:parent-style-name="Quotations" style:list-style-name="L33">
      <style:paragraph-properties fo:margin-top="0cm" fo:margin-bottom="0cm" style:contextual-spacing="false"/>
    </style:style>
    <style:style style:name="P27" style:family="paragraph" style:parent-style-name="Quotations">
      <style:paragraph-properties fo:margin-left="2cm" fo:margin-right="2cm" fo:text-indent="0cm" style:auto-text-indent="false"/>
    </style:style>
    <style:style style:name="P28" style:family="paragraph" style:parent-style-name="Quotations" style:list-style-name="L5">
      <style:paragraph-properties fo:margin-left="2cm" fo:margin-right="2cm" fo:text-indent="0cm" style:auto-text-indent="false"/>
    </style:style>
    <style:style style:name="P29" style:family="paragraph" style:parent-style-name="Quotations" style:list-style-name="L6">
      <style:paragraph-properties fo:margin-left="2cm" fo:margin-right="2cm" fo:text-indent="0cm" style:auto-text-indent="false"/>
    </style:style>
    <style:style style:name="P30" style:family="paragraph" style:parent-style-name="Quotations" style:list-style-name="L8">
      <style:paragraph-properties fo:margin-left="2cm" fo:margin-right="2cm" fo:text-indent="0cm" style:auto-text-indent="false"/>
    </style:style>
    <style:style style:name="P31" style:family="paragraph" style:parent-style-name="Quotations" style:list-style-name="L9">
      <style:paragraph-properties fo:margin-left="2cm" fo:margin-right="2cm" fo:text-indent="0cm" style:auto-text-indent="false"/>
    </style:style>
    <style:style style:name="P32" style:family="paragraph" style:parent-style-name="Quotations" style:list-style-name="L10">
      <style:paragraph-properties fo:margin-left="2cm" fo:margin-right="2cm" fo:text-indent="0cm" style:auto-text-indent="false"/>
    </style:style>
    <style:style style:name="P33" style:family="paragraph" style:parent-style-name="Quotations" style:list-style-name="L25">
      <style:paragraph-properties fo:margin-left="2cm" fo:margin-right="2cm" fo:text-indent="0cm" style:auto-text-indent="false"/>
    </style:style>
    <style:style style:name="P34" style:family="paragraph" style:parent-style-name="Quotations" style:list-style-name="L26">
      <style:paragraph-properties fo:margin-left="2cm" fo:margin-right="2cm" fo:text-indent="0cm" style:auto-text-indent="false"/>
    </style:style>
    <style:style style:name="P35" style:family="paragraph" style:parent-style-name="Quotations" style:list-style-name="L28">
      <style:paragraph-properties fo:margin-left="2cm" fo:margin-right="2cm" fo:text-indent="0cm" style:auto-text-indent="false"/>
    </style:style>
    <style:style style:name="P36" style:family="paragraph" style:parent-style-name="Quotations" style:list-style-name="L29">
      <style:paragraph-properties fo:margin-left="2cm" fo:margin-right="2cm" fo:text-indent="0cm" style:auto-text-indent="false"/>
    </style:style>
    <style:style style:name="P37" style:family="paragraph" style:parent-style-name="Quotations" style:list-style-name="L30">
      <style:paragraph-properties fo:margin-left="2cm" fo:margin-right="2cm" fo:text-indent="0cm" style:auto-text-indent="false"/>
    </style:style>
    <style:style style:name="P38" style:family="paragraph" style:parent-style-name="Quotations" style:list-style-name="L35">
      <style:paragraph-properties fo:margin-left="2cm" fo:margin-right="2cm" fo:text-indent="0cm" style:auto-text-indent="false"/>
    </style:style>
    <style:style style:name="P39" style:family="paragraph" style:parent-style-name="Quotations" style:list-style-name="L36">
      <style:paragraph-properties fo:margin-left="2cm" fo:margin-right="2cm" fo:text-indent="0cm" style:auto-text-indent="false"/>
    </style:style>
    <style:style style:name="P40" style:family="paragraph" style:parent-style-name="Quotations" style:list-style-name="L38">
      <style:paragraph-properties fo:margin-left="2cm" fo:margin-right="2cm" fo:text-indent="0cm" style:auto-text-indent="false"/>
    </style:style>
    <style:style style:name="P41" style:family="paragraph" style:parent-style-name="Quotations" style:list-style-name="L39">
      <style:paragraph-properties fo:margin-left="2cm" fo:margin-right="2cm" fo:text-indent="0cm" style:auto-text-indent="false"/>
    </style:style>
    <style:style style:name="P42" style:family="paragraph" style:parent-style-name="Quotations" style:list-style-name="L40">
      <style:paragraph-properties fo:margin-left="2cm" fo:margin-right="2cm" fo:text-indent="0cm" style:auto-text-indent="false"/>
    </style:style>
    <style:style style:name="P43" style:family="paragraph" style:parent-style-name="Quotations">
      <style:paragraph-properties fo:margin-left="3cm" fo:margin-right="3cm" fo:text-indent="0cm" style:auto-text-indent="false"/>
    </style:style>
    <style:style style:name="P44" style:family="paragraph" style:parent-style-name="Table_20_Contents">
      <style:text-properties fo:font-size="2pt" style:font-size-asian="2pt" style:font-size-complex="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1"/>1.引言</text:h>
      <text:h text:style-name="Heading_20_2" text:outline-level="2"><text:bookmark text:name="11"/>1.1 编写目的</text:h>
      <text:p text:style-name="Quotations">本开发计划的目的是：</text:p>
      <text:p text:style-name="P27">a．把在开发过程中对各项工作的人员、分工、经费、系统资源条件等问题的安排用文档形式记载下来，以便根据本计划开展和检查本项目工作，保证项目开发成功；</text:p>
      <text:p text:style-name="P27">b．制订项目组开发过程中的评审和审查计划，明确相应的质量管理负责人员；</text:p>
      <text:p text:style-name="P27">c. 规定软件配置管理的活动内容和要求，明确配置管理工作的人员。</text:p>
      <text:h text:style-name="Heading_20_1" text:outline-level="1"><text:bookmark text:name="12"/>1.2 背景</text:h>
      <text:p text:style-name="Quotations">项目软件名称：实验室设备管理系统。 实验室设备管理系统对于现代化设备管理而言，可以使购进以后将设备的基本情况和相关信息登记存档，设备的变迁或损坏都记录在设备档案中。使用者而已快速高 效地反馈设备状况与需求。管理人员将管理任务分成小块，落实到个人并能随时查询设备当前情况和历史情况，对设备的可靠性分析有直接作用，使管理人员从手工 计算、统计工作中解脱出来。</text:p>
      <text:p text:style-name="Quotations">特别要求：需求分析必须详细，并且有相关专家合作进行。</text:p>
      <text:p text:style-name="Quotations">任务来源：闽江学院。</text:p>
      <text:p text:style-name="Quotations">项目开发者：闽江学院计算机科学系“实验室设备管理系统”开发小组：</text:p>
      <text:p text:style-name="P27">郑仲（2号 组长）</text:p>
      <text:p text:style-name="P27">黄铭达（25号）</text:p>
      <text:p text:style-name="P27">柯肇丰（36号）</text:p>
      <text:p text:style-name="P27">张锋（15号）</text:p>
      <text:p text:style-name="P27">刘云辉（49号）</text:p>
      <text:p text:style-name="P27">雷贤明（36号）</text:p>
      <text:h text:style-name="Heading_20_2" text:outline-level="2"><text:bookmark text:name="13"/>1.3 参考资料</text:h>
      <text:p text:style-name="Quotations">钱乐秋，赵文耘，牛军钰.软件工程.清华大学出版社； 王珊等，《数据库原理及设计》，清华大学出版社； 赵池龙等，《软件工程实践教程》，电子工业出版社。</text:p>
      <text:h text:style-name="Heading_20_2" text:outline-level="2"><text:bookmark text:name="14"/><text:soft-page-break/>1.4 术语和缩写词</text:h>
      <text:p text:style-name="Quotations">（暂无）</text:p>
      <text:h text:style-name="Heading_20_1" text:outline-level="1"><text:bookmark text:name="2"/>2.任务概要</text:h>
      <text:h text:style-name="Heading_20_2" text:outline-level="2"><text:bookmark text:name="21"/>2.1 工作内容</text:h>
      <text:p text:style-name="Quotations">本项目开发过程中需要进行的主要工作为：开发符合用户需求的软件，并编制相关文档和计划。</text:p>
      <text:h text:style-name="Heading_20_2" text:outline-level="2"><text:bookmark text:name="22"/>2.2 产品</text:h>
      <text:h text:style-name="Heading_20_3" text:outline-level="3"><text:bookmark text:name="221"/>2.2.1 程序</text:h>
      <text:h text:style-name="Heading_20_3" text:outline-level="3"><text:bookmark text:name="222"/>2.2.2 文档</text:h>
      <text:p text:style-name="Quotations">文档格式要求按照我国GB/T8567-1988国家标准和IEEE/ANSI830-1993标准规范要求进行。软件文档目录包括：</text:p>
      <text:list xml:id="list4314393485764753972" text:style-name="L31">
        <text:list-item>
          <text:p text:style-name="P24">项目开发计划 </text:p>
        </text:list-item>
        <text:list-item>
          <text:p text:style-name="P24">可行性报告 </text:p>
        </text:list-item>
        <text:list-item>
          <text:p text:style-name="P24">软件需求规格说明 </text:p>
        </text:list-item>
        <text:list-item>
          <text:p text:style-name="P24">软件概要设计规格说明； </text:p>
        </text:list-item>
        <text:list-item>
          <text:p text:style-name="P24">软件详细设计规格说明； </text:p>
        </text:list-item>
        <text:list-item>
          <text:p text:style-name="P24">软件标准规范 </text:p>
        </text:list-item>
        <text:list-item>
          <text:p text:style-name="P24">软件测试计划 </text:p>
        </text:list-item>
        <text:list-item>
          <text:p text:style-name="P24">软件测试办法 </text:p>
        </text:list-item>
        <text:list-item>
          <text:p text:style-name="P24">软件可靠性和安全性设计指南 </text:p>
        </text:list-item>
        <text:list-item>
          <text:p text:style-name="P24">硬件总体设计报告 </text:p>
        </text:list-item>
        <text:list-item>
          <text:p text:style-name="P24">软件代码 </text:p>
        </text:list-item>
        <text:list-item>
          <text:p text:style-name="P24">测试分析报告 </text:p>
        </text:list-item>
        <text:list-item>
          <text:p text:style-name="P24">软件可靠性和安全性设计检查单 </text:p>
        </text:list-item>
        <text:list-item>
          <text:p text:style-name="P24">软件评审检查单 </text:p>
        </text:list-item>
        <text:list-item>
          <text:p text:style-name="P13">软件使用说明 </text:p>
        </text:list-item>
      </text:list>
      <text:h text:style-name="Heading_20_3" text:outline-level="3"><text:bookmark text:name="223"/>2.2.3 服务</text:h>
      <text:p text:style-name="Quotations">培训：软件使用及安装，时间5天。 软件支持：略。</text:p>
      <text:h text:style-name="Heading_20_3" text:outline-level="3"><text:bookmark text:name="224"/>2.2.4 验收标准和验收计划</text:h>
      <text:p text:style-name="Quotations">验收标准：经用户和开发小组负责人双方签字确认的“需求规格说明书”。重点确认软件的可靠性、易使用性和功能完整性。</text:p>
      <text:h text:style-name="Heading_20_1" text:outline-level="1"><text:bookmark text:name="3"/><text:soft-page-break/>3.实施总计划</text:h>
      <text:h text:style-name="Heading_20_2" text:outline-level="2"><text:bookmark text:name="31"/>3.1 阶段划分</text:h>
      <text:list xml:id="list6571234550829234403" text:style-name="L32">
        <text:list-item>
          <text:p text:style-name="P25">可行性分析：10天 </text:p>
        </text:list-item>
        <text:list-item>
          <text:p text:style-name="P25">需求分析：15天； </text:p>
        </text:list-item>
        <text:list-item>
          <text:p text:style-name="P25">软件设计(概要设计和详细设计)：20天； </text:p>
        </text:list-item>
        <text:list-item>
          <text:p text:style-name="P14">数据库建立：15天； </text:p>
        </text:list-item>
      </text:list>
      <text:p text:style-name="Quotations"><text:span text:style-name="Strong_20_Emphasis">(以下6个子系统可并行编码、单元测试)</text:span></text:p>
      <text:list xml:id="list4409565672211315303" text:style-name="L33">
        <text:list-item>
          <text:p text:style-name="P26">子系统1编码测试：5天; </text:p>
        </text:list-item>
        <text:list-item>
          <text:p text:style-name="P26">子系统1编码测试：10天; </text:p>
        </text:list-item>
        <text:list-item>
          <text:p text:style-name="P26">子系统1编码测试：30天; </text:p>
        </text:list-item>
        <text:list-item>
          <text:p text:style-name="P26">子系统1编码测试：15天; </text:p>
        </text:list-item>
        <text:list-item>
          <text:p text:style-name="P26">子系统1编码测试：10天; </text:p>
        </text:list-item>
        <text:list-item>
          <text:p text:style-name="P26">子系统1编码测试：15天; </text:p>
        </text:list-item>
        <text:list-item>
          <text:p text:style-name="P26">硬件安装:20天; </text:p>
        </text:list-item>
        <text:list-item>
          <text:p text:style-name="P26">硬件测试:20天; </text:p>
        </text:list-item>
        <text:list-item>
          <text:p text:style-name="P26">集成测试：20天; </text:p>
        </text:list-item>
        <text:list-item>
          <text:p text:style-name="P26">系统安装、培训：15天； </text:p>
        </text:list-item>
        <text:list-item>
          <text:p text:style-name="P15">验收测试:20天 </text:p>
        </text:list-item>
      </text:list>
      <text:h text:style-name="Heading_20_2" text:outline-level="2"><text:bookmark text:name="32"/>3.2 人员组成</text:h>
      <text:p text:style-name="P2">人员组成表 </text:p>
      <table:table table:name="表格1" table:style-name="表格1">
        <table:table-column table:style-name="表格1.A"/>
        <table:table-column table:style-name="表格1.B"/>
        <table:table-header-rows>
          <table:table-row>
            <table:table-cell table:style-name="表格1.A1" office:value-type="string">
              <text:p text:style-name="Table_20_Contents">角色</text:p>
            </table:table-cell>
            <table:table-cell table:style-name="表格1.A1" office:value-type="string">
              <text:p text:style-name="Table_20_Contents">参加人员</text:p>
            </table:table-cell>
          </table:table-row>
        </table:table-header-rows>
        <table:table-row>
          <table:table-cell table:style-name="表格1.A1" office:value-type="string">
            <text:p text:style-name="Table_20_Contents">项目管理</text:p>
          </table:table-cell>
          <table:table-cell table:style-name="表格1.A1" office:value-type="string">
            <text:p text:style-name="Table_20_Contents">参加人员</text:p>
          </table:table-cell>
        </table:table-row>
        <table:table-row>
          <table:table-cell table:style-name="表格1.A1" office:value-type="string">
            <text:p text:style-name="Table_20_Contents">分析员</text:p>
          </table:table-cell>
          <table:table-cell table:style-name="表格1.A1" office:value-type="string">
            <text:p text:style-name="Table_20_Contents">×××</text:p>
          </table:table-cell>
        </table:table-row>
        <table:table-row>
          <table:table-cell table:style-name="表格1.A1" office:value-type="string">
            <text:p text:style-name="Table_20_Contents">高级程序员</text:p>
          </table:table-cell>
          <table:table-cell table:style-name="表格1.A1" office:value-type="string">
            <text:p text:style-name="Table_20_Contents">×××</text:p>
          </table:table-cell>
        </table:table-row>
        <table:table-row>
          <table:table-cell table:style-name="表格1.A1" office:value-type="string">
            <text:p text:style-name="Table_20_Contents">程序员</text:p>
          </table:table-cell>
          <table:table-cell table:style-name="表格1.A1" office:value-type="string">
            <text:p text:style-name="Table_20_Contents">×××</text:p>
          </table:table-cell>
        </table:table-row>
        <table:table-row>
          <table:table-cell table:style-name="表格1.A1" office:value-type="string">
            <text:p text:style-name="Table_20_Contents">测试人员</text:p>
          </table:table-cell>
          <table:table-cell table:style-name="表格1.A1" office:value-type="string">
            <text:p text:style-name="Table_20_Contents">×××</text:p>
          </table:table-cell>
        </table:table-row>
        <table:table-row>
          <table:table-cell table:style-name="表格1.A1" office:value-type="string">
            <text:p text:style-name="Table_20_Contents">配置管理员、文档编制辅助人员、培训师</text:p>
          </table:table-cell>
          <table:table-cell table:style-name="表格1.A1" office:value-type="string">
            <text:p text:style-name="Table_20_Contents">×××(兼)</text:p>
          </table:table-cell>
        </table:table-row>
        <table:table-row>
          <table:table-cell table:style-name="表格1.A1" office:value-type="string">
            <text:p text:style-name="Table_20_Contents">硬件安装、测试人员 </text:p>
          </table:table-cell>
          <table:table-cell table:style-name="表格1.A1" office:value-type="string">
            <text:p text:style-name="Table_20_Contents">×××，×××</text:p>
          </table:table-cell>
        </table:table-row>
      </table:table>
      <text:h text:style-name="Heading_20_2" text:outline-level="2"><text:bookmark text:name="33"/>3.3 任务的分解和人员分工</text:h>
      <text:p text:style-name="P2">任务分解和人员分工表 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Table_20_Contents">任务</text:p>
            </table:table-cell>
            <table:table-cell table:style-name="表格2.A1" office:value-type="string">
              <text:p text:style-name="Table_20_Contents">姓名</text:p>
            </table:table-cell>
            <table:table-cell table:style-name="表格2.A1" office:value-type="string">
              <text:p text:style-name="Table_20_Contents">参加时间</text:p>
            </table:table-cell>
          </table:table-row>
        </table:table-header-rows>
        <table:table-row>
          <table:table-cell table:style-name="表格2.A1" office:value-type="string">
            <text:p text:style-name="Table_20_Contents">项目管理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软件配置管理，质量保证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可行性分析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需求分析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软件设计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数据库建立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子系统1编码、测试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ext:soft-page-break/>
        <table:table-row>
          <table:table-cell table:style-name="表格2.A1" office:value-type="string">
            <text:p text:style-name="Table_20_Contents">子系统2编码、测试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子系统3编码、测试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子系统4编码、测试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子系统5编码、测试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子系统6编码、测试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硬件安装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硬件测试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模块、集成测试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系统安装/培训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验收测试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</table:table>
      <text:p text:style-name="Quotations">用户单位领导小组：</text:p>
      <text:p text:style-name="P27">负责人：××× 成员：×××，… 职责：提供、协调、确认需求，验收测试。</text:p>
      <text:h text:style-name="Heading_20_2" text:outline-level="2"><text:bookmark text:name="34"/>3.4 进度和完成的最后期限</text:h>
      <text:p text:style-name="Quotations">项目启动时间：2013-3-20 项目交付时间：2013-8-20 进度：包括可行性分析、需求分析、软件概要设计、软件详细设计、编码、测试、安装、转换、确认、培训等阶段活动和任务的进度安排，具体安排见“PERT网络图”和“进度计划表”。</text:p>
      <text:p text:style-name="P1"><text:span text:style-name="Strong_20_Emphasis">PERT网络图</text:span></text:p>
      <text:p text:style-name="P1"><text:soft-page-break/><draw:frame draw:style-name="fr1" draw:name="图形1" text:anchor-type="as-char" svg:width="17.205cm" svg:height="13.668cm" draw:z-index="0"><draw:image xlink:href="../../../img/PERT网络图.jpg" xlink:type="simple" xlink:show="embed" xlink:actuate="onLoad"/></draw:frame></text:p>
      <text:p text:style-name="P2">“实验室设备管理系统”进度计划表 </text:p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/>
        <table:table-column table:style-name="表格3.F"/>
        <table:table-column table:style-name="表格3.G"/>
        <table:table-column table:style-name="表格3.E" table:number-columns-repeated="2"/>
        <table:table-column table:style-name="表格3.J"/>
        <table:table-header-rows>
          <table:table-row>
            <table:table-cell table:style-name="表格3.A1" office:value-type="string">
              <text:p text:style-name="Table_20_Contents">活动编号</text:p>
            </table:table-cell>
            <table:table-cell table:style-name="表格3.A1" office:value-type="string">
              <text:p text:style-name="Table_20_Contents">活动任</text:p>
            </table:table-cell>
            <table:table-cell table:style-name="表格3.A1" office:value-type="string">
              <text:p text:style-name="Table_20_Contents">务名称</text:p>
            </table:table-cell>
            <table:table-cell table:style-name="表格3.A1" office:value-type="string">
              <text:p text:style-name="Table_20_Contents">开始时间</text:p>
            </table:table-cell>
            <table:table-cell table:style-name="表格3.A1" office:value-type="string">
              <text:p text:style-name="Table_20_Contents">结束时间</text:p>
            </table:table-cell>
            <table:table-cell table:style-name="表格3.A1" office:value-type="string">
              <text:p text:style-name="Table_20_Contents">持续时间（天）</text:p>
            </table:table-cell>
            <table:table-cell table:style-name="表格3.A1" office:value-type="string">
              <text:p text:style-name="Table_20_Contents">负责人</text:p>
            </table:table-cell>
            <table:table-cell table:style-name="表格3.A1" office:value-type="string">
              <text:p text:style-name="Table_20_Contents">参加人员</text:p>
            </table:table-cell>
            <table:table-cell table:style-name="表格3.A1" office:value-type="string">
              <text:p text:style-name="Table_20_Contents">预算经费</text:p>
            </table:table-cell>
            <table:table-cell table:style-name="表格3.A1" office:value-type="string">
              <text:p text:style-name="Table_20_Contents">其它资源</text:p>
            </table:table-cell>
          </table:table-row>
        </table:table-header-rows>
        <table:table-row>
          <table:table-cell table:style-name="表格3.A1" office:value-type="string">
            <text:p text:style-name="Table_20_Contents">A</text:p>
          </table:table-cell>
          <table:table-cell table:style-name="表格3.A1" office:value-type="string">
            <text:p text:style-name="Table_20_Contents">可行性分析</text:p>
          </table:table-cell>
          <table:table-cell table:style-name="表格3.A1" office:value-type="string">
            <text:p text:style-name="Table_20_Contents">2007.03.1</text:p>
          </table:table-cell>
          <table:table-cell table:style-name="表格3.A1" office:value-type="string">
            <text:p text:style-name="Table_20_Contents">2007.03.14</text:p>
          </table:table-cell>
          <table:table-cell table:style-name="表格3.A1" office:value-type="string">
            <text:p text:style-name="Table_20_Contents">10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</table:table-row>
        <table:table-row>
          <table:table-cell table:style-name="表格3.A1" office:value-type="string">
            <text:p text:style-name="Table_20_Contents">B</text:p>
          </table:table-cell>
          <table:table-cell table:style-name="表格3.A1" office:value-type="string">
            <text:p text:style-name="Table_20_Contents">需求分析</text:p>
          </table:table-cell>
          <table:table-cell table:style-name="表格3.A1" office:value-type="string">
            <text:p text:style-name="Table_20_Contents">2007.03.15</text:p>
          </table:table-cell>
          <table:table-cell table:style-name="表格3.A1" office:value-type="string">
            <text:p text:style-name="Table_20_Contents">2007.04.04</text:p>
          </table:table-cell>
          <table:table-cell table:style-name="表格3.A1" office:value-type="string">
            <text:p text:style-name="Table_20_Contents">15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</table:table-row>
        <table:table-row>
          <table:table-cell table:style-name="表格3.A1" office:value-type="string">
            <text:p text:style-name="Table_20_Contents">C</text:p>
          </table:table-cell>
          <table:table-cell table:style-name="表格3.A1" office:value-type="string">
            <text:p text:style-name="Table_20_Contents">软件设计</text:p>
          </table:table-cell>
          <table:table-cell table:style-name="表格3.A1" office:value-type="string">
            <text:p text:style-name="Table_20_Contents">2007.04.05</text:p>
          </table:table-cell>
          <table:table-cell table:style-name="表格3.A1" office:value-type="string">
            <text:p text:style-name="Table_20_Contents">2007.5.07</text:p>
          </table:table-cell>
          <table:table-cell table:style-name="表格3.A1" office:value-type="string">
            <text:p text:style-name="Table_20_Contents">20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</table:table-row>
        <table:table-row>
          <table:table-cell table:style-name="表格3.A1" office:value-type="string">
            <text:p text:style-name="Table_20_Contents">D</text:p>
          </table:table-cell>
          <table:table-cell table:style-name="表格3.A1" office:value-type="string">
            <text:p text:style-name="Table_20_Contents">数据库建立</text:p>
          </table:table-cell>
          <table:table-cell table:style-name="表格3.A1" office:value-type="string">
            <text:p text:style-name="Table_20_Contents">2007.05.08</text:p>
          </table:table-cell>
          <table:table-cell table:style-name="表格3.A1" office:value-type="string">
            <text:p text:style-name="Table_20_Contents">2007.05.28</text:p>
          </table:table-cell>
          <table:table-cell table:style-name="表格3.A1" office:value-type="string">
            <text:p text:style-name="Table_20_Contents">15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</table:table-row>
        <table:table-row>
          <table:table-cell table:style-name="表格3.A1" office:value-type="string">
            <text:p text:style-name="Table_20_Contents">E</text:p>
          </table:table-cell>
          <table:table-cell table:style-name="表格3.A1" office:value-type="string">
            <text:p text:style-name="Table_20_Contents">设备报废输入编码、测试</text:p>
          </table:table-cell>
          <table:table-cell table:style-name="表格3.A1" office:value-type="string">
            <text:p text:style-name="Table_20_Contents">2007.05.29</text:p>
          </table:table-cell>
          <table:table-cell table:style-name="表格3.A1" office:value-type="string">
            <text:p text:style-name="Table_20_Contents">2007.06.04</text:p>
          </table:table-cell>
          <table:table-cell table:style-name="表格3.A1" office:value-type="string">
            <text:p text:style-name="Table_20_Contents">5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</table:table-row>
        <table:table-row>
          <table:table-cell table:style-name="表格3.A1" office:value-type="string">
            <text:p text:style-name="Table_20_Contents">F</text:p>
          </table:table-cell>
          <table:table-cell table:style-name="表格3.A1" office:value-type="string">
            <text:p text:style-name="Table_20_Contents">设备维修输入编码、测试</text:p>
          </table:table-cell>
          <table:table-cell table:style-name="表格3.A1" office:value-type="string">
            <text:p text:style-name="Table_20_Contents">2007.05.29</text:p>
          </table:table-cell>
          <table:table-cell table:style-name="表格3.A1" office:value-type="string">
            <text:p text:style-name="Table_20_Contents">2007.06.11</text:p>
          </table:table-cell>
          <table:table-cell table:style-name="表格3.A1" office:value-type="string">
            <text:p text:style-name="Table_20_Contents">10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</table:table-row>
        <table:table-row>
          <table:table-cell table:style-name="表格3.A1" office:value-type="string">
            <text:p text:style-name="Table_20_Contents">G</text:p>
          </table:table-cell>
          <table:table-cell table:style-name="表格3.A1" office:value-type="string">
            <text:p text:style-name="Table_20_Contents">条件查询输出编码、测试</text:p>
          </table:table-cell>
          <table:table-cell table:style-name="表格3.A1" office:value-type="string">
            <text:p text:style-name="Table_20_Contents">2007.05.29</text:p>
          </table:table-cell>
          <table:table-cell table:style-name="表格3.A1" office:value-type="string">
            <text:p text:style-name="Table_20_Contents">2007.07.09</text:p>
          </table:table-cell>
          <table:table-cell table:style-name="表格3.A1" office:value-type="string">
            <text:p text:style-name="Table_20_Contents">30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</table:table-row>
        <table:table-row>
          <table:table-cell table:style-name="表格3.A1" office:value-type="string">
            <text:p text:style-name="Table_20_Contents">H</text:p>
          </table:table-cell>
          <table:table-cell table:style-name="表格3.A1" office:value-type="string">
            <text:p text:style-name="Table_20_Contents">设备登记输入编码、测试</text:p>
          </table:table-cell>
          <table:table-cell table:style-name="表格3.A1" office:value-type="string">
            <text:p text:style-name="Table_20_Contents">2007.05.29</text:p>
          </table:table-cell>
          <table:table-cell table:style-name="表格3.A1" office:value-type="string">
            <text:p text:style-name="Table_20_Contents">2007.06.18</text:p>
          </table:table-cell>
          <table:table-cell table:style-name="表格3.A1" office:value-type="string">
            <text:p text:style-name="Table_20_Contents">15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</table:table-row>
        <table:table-row>
          <table:table-cell table:style-name="表格3.A1" office:value-type="string">
            <text:p text:style-name="Table_20_Contents">I</text:p>
          </table:table-cell>
          <table:table-cell table:style-name="表格3.A1" office:value-type="string">
            <text:p text:style-name="Table_20_Contents">申请表导出编码、测试</text:p>
          </table:table-cell>
          <table:table-cell table:style-name="表格3.A1" office:value-type="string">
            <text:p text:style-name="Table_20_Contents">2007.05.29</text:p>
          </table:table-cell>
          <table:table-cell table:style-name="表格3.A1" office:value-type="string">
            <text:p text:style-name="Table_20_Contents">2007.06.11</text:p>
          </table:table-cell>
          <table:table-cell table:style-name="表格3.A1" office:value-type="string">
            <text:p text:style-name="Table_20_Contents">10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</table:table-row>
        <text:soft-page-break/>
        <table:table-row>
          <table:table-cell table:style-name="表格3.A1" office:value-type="string">
            <text:p text:style-name="Table_20_Contents">J</text:p>
          </table:table-cell>
          <table:table-cell table:style-name="表格3.A1" office:value-type="string">
            <text:p text:style-name="Table_20_Contents">数据统计输出编码、测试</text:p>
          </table:table-cell>
          <table:table-cell table:style-name="表格3.A1" office:value-type="string">
            <text:p text:style-name="Table_20_Contents">2007.05.29</text:p>
          </table:table-cell>
          <table:table-cell table:style-name="表格3.A1" office:value-type="string">
            <text:p text:style-name="Table_20_Contents">2007.06.18</text:p>
          </table:table-cell>
          <table:table-cell table:style-name="表格3.A1" office:value-type="string">
            <text:p text:style-name="Table_20_Contents">15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</table:table-row>
        <table:table-row>
          <table:table-cell table:style-name="表格3.A1" office:value-type="string">
            <text:p text:style-name="Table_20_Contents">K</text:p>
          </table:table-cell>
          <table:table-cell table:style-name="表格3.A1" office:value-type="string">
            <text:p text:style-name="Table_20_Contents">硬件安装</text:p>
          </table:table-cell>
          <table:table-cell table:style-name="表格3.A1" office:value-type="string">
            <text:p text:style-name="Table_20_Contents">2007.05.29</text:p>
          </table:table-cell>
          <table:table-cell table:style-name="表格3.A1" office:value-type="string">
            <text:p text:style-name="Table_20_Contents">2007.06.25</text:p>
          </table:table-cell>
          <table:table-cell table:style-name="表格3.A1" office:value-type="string">
            <text:p text:style-name="Table_20_Contents">20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</table:table-row>
        <table:table-row>
          <table:table-cell table:style-name="表格3.A1" office:value-type="string">
            <text:p text:style-name="Table_20_Contents">L</text:p>
          </table:table-cell>
          <table:table-cell table:style-name="表格3.A1" office:value-type="string">
            <text:p text:style-name="Table_20_Contents">硬件测试</text:p>
          </table:table-cell>
          <table:table-cell table:style-name="表格3.A1" office:value-type="string">
            <text:p text:style-name="Table_20_Contents">2007.06.26</text:p>
          </table:table-cell>
          <table:table-cell table:style-name="表格3.A1" office:value-type="string">
            <text:p text:style-name="Table_20_Contents">2007.07.23</text:p>
          </table:table-cell>
          <table:table-cell table:style-name="表格3.A1" office:value-type="string">
            <text:p text:style-name="Table_20_Contents">20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</table:table-row>
        <table:table-row>
          <table:table-cell table:style-name="表格3.A1" office:value-type="string">
            <text:p text:style-name="Table_20_Contents">M</text:p>
          </table:table-cell>
          <table:table-cell table:style-name="表格3.A1" office:value-type="string">
            <text:p text:style-name="Table_20_Contents">集成测试</text:p>
          </table:table-cell>
          <table:table-cell table:style-name="表格3.A1" office:value-type="string">
            <text:p text:style-name="Table_20_Contents">2007.07.10</text:p>
          </table:table-cell>
          <table:table-cell table:style-name="表格3.A1" office:value-type="string">
            <text:p text:style-name="Table_20_Contents">2007.08.06</text:p>
          </table:table-cell>
          <table:table-cell table:style-name="表格3.A1" office:value-type="string">
            <text:p text:style-name="Table_20_Contents">20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</table:table-row>
        <table:table-row>
          <table:table-cell table:style-name="表格3.A1" office:value-type="string">
            <text:p text:style-name="Table_20_Contents">N</text:p>
          </table:table-cell>
          <table:table-cell table:style-name="表格3.A1" office:value-type="string">
            <text:p text:style-name="Table_20_Contents">系统安装/培训</text:p>
          </table:table-cell>
          <table:table-cell table:style-name="表格3.A1" office:value-type="string">
            <text:p text:style-name="Table_20_Contents">2007.08.07</text:p>
          </table:table-cell>
          <table:table-cell table:style-name="表格3.A1" office:value-type="string">
            <text:p text:style-name="Table_20_Contents">2007.08.27</text:p>
          </table:table-cell>
          <table:table-cell table:style-name="表格3.A1" office:value-type="string">
            <text:p text:style-name="Table_20_Contents">15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</table:table-row>
        <table:table-row>
          <table:table-cell table:style-name="表格3.A1" office:value-type="string">
            <text:p text:style-name="Table_20_Contents">O</text:p>
          </table:table-cell>
          <table:table-cell table:style-name="表格3.A1" office:value-type="string">
            <text:p text:style-name="Table_20_Contents">验收测试</text:p>
          </table:table-cell>
          <table:table-cell table:style-name="表格3.A1" office:value-type="string">
            <text:p text:style-name="Table_20_Contents">2007.08.28</text:p>
          </table:table-cell>
          <table:table-cell table:style-name="表格3.A1" office:value-type="string">
            <text:p text:style-name="Table_20_Contents">2007.09.24</text:p>
          </table:table-cell>
          <table:table-cell table:style-name="表格3.A1" office:value-type="string">
            <text:p text:style-name="Table_20_Contents">20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</text:p>
          </table:table-cell>
        </table:table-row>
      </table:table>
      <text:p text:style-name="Quotations"><text:span text:style-name="Strong_20_Emphasis">(注:持续时间为扣除节假日后的时间工作时间)</text:span></text:p>
      <text:h text:style-name="Heading_20_2" text:outline-level="2"><text:bookmark text:name="35"/>3.5 经费预算</text:h>
      <text:p text:style-name="Quotations">100万元人民币</text:p>
      <text:h text:style-name="Heading_20_2" text:outline-level="2"><text:bookmark text:name="36"/>3.6 关键问题</text:h>
      <text:p text:style-name="Quotations">（略）</text:p>
      <text:h text:style-name="Heading_20_2" text:outline-level="2"><text:bookmark text:name="37"/>3.7 独立确认（验收）测试工作计划和安排</text:h>
      <text:p text:style-name="Quotations">测试由×××、…负责进行；测试数据由×××、…提供；编码结束后30天内；</text:p>
      <text:h text:style-name="Heading_20_1" text:outline-level="1"><text:bookmark text:name="4"/>4.支持需求</text:h>
      <text:h text:style-name="Heading_20_2" text:outline-level="2"><text:bookmark text:name="41"/>4.1 计算机系统支持</text:h>
      <text:p text:style-name="Quotations">本软件的开发需要工作平台。</text:p>
      <text:list xml:id="list8724528839719274846" text:style-name="L34">
        <text:list-item>
          <text:p text:style-name="P16">硬件环境： </text:p>
        </text:list-item>
      </text:list>
      <text:list xml:id="list8538520464251123453" text:style-name="L35">
        <text:list-item>
          <text:p text:style-name="P38">服务器 </text:p>
        </text:list-item>
      </text:list>
      <text:p text:style-name="P43">(1) 处理器（CPU）：Pentium 4 1.2G 或者更高</text:p>
      <text:p text:style-name="P43">(2) 内存容量（RAM）：至少512M（推荐 2G）</text:p>
      <text:list xml:id="list3867879931875365803" text:style-name="L36">
        <text:list-item>
          <text:p text:style-name="P39">客户端 </text:p>
        </text:list-item>
      </text:list>
      <text:p text:style-name="P43">(1) 处理器（CPU）：单核1.3GHZ 或者更高</text:p>
      <text:p text:style-name="P43"><text:soft-page-break/>(2) 内存容量（RAM）：DDR2 256M 或更高</text:p>
      <text:list xml:id="list8568242313161041669" text:style-name="L37">
        <text:list-item>
          <text:p text:style-name="P17">软件环境 </text:p>
        </text:list-item>
      </text:list>
      <text:list xml:id="list6311254495886818132" text:style-name="L38">
        <text:list-item>
          <text:p text:style-name="P40">数据库服务器端 </text:p>
        </text:list-item>
      </text:list>
      <text:p text:style-name="P43">(1) 操作系统：Microsoft Windows 2003</text:p>
      <text:p text:style-name="P43">(2) 数据库管理系统：SQL Server，配置TCP/IP协议</text:p>
      <text:list xml:id="list3928393000973875463" text:style-name="L39">
        <text:list-item>
          <text:p text:style-name="P41">Web服务器端 </text:p>
        </text:list-item>
      </text:list>
      <text:p text:style-name="P43">(1) 操作系统：Microsoft Windows 2000</text:p>
      <text:p text:style-name="P43">(2) Internet 信息服务（IIS）6.0管理器</text:p>
      <text:p text:style-name="P43">(3) Visual Studio.NET 2003，配置TCP/IP协议</text:p>
      <text:list xml:id="list4004299958894445110" text:style-name="L40">
        <text:list-item>
          <text:p text:style-name="P42">客户端 </text:p>
        </text:list-item>
      </text:list>
      <text:p text:style-name="P43">(1) 操作系统：Windows XP/VISIT/7/8</text:p>
      <text:p text:style-name="P43">(2) Web浏览器：Internet Explorer 8或者更高、Firefox、Chrome、Opera等现代浏览器</text:p>
      <text:h text:style-name="Heading_20_2" text:outline-level="2"><text:bookmark text:name="42"/>4.2 需要交办单位承担的工作</text:h>
      <text:p text:style-name="Quotations">在需求分析和安装、测试、培训期间，合理安排本单位工作，为开发小组提供足够的时间、人员支持。</text:p>
      <text:h text:style-name="Heading_20_2" text:outline-level="2"><text:bookmark text:name="43"/>4.3 需要其它单位提供的条件</text:h>
      <text:p text:style-name="Quotations">测试数据。</text:p>
      <text:h text:style-name="Heading_20_1" text:outline-level="1"><text:bookmark text:name="5"/>5.质量保证</text:h>
      <text:p text:style-name="Quotations">质量审核：×××、… 。</text:p>
      <text:h text:style-name="Heading_20_2" text:outline-level="2"><text:bookmark text:name="51"/>5.1 评审和审查计划</text:h>
      <text:p text:style-name="Quotations">见评审表。</text:p>
      <text:h text:style-name="Heading_20_2" text:outline-level="2"><text:bookmark text:name="52"/>5.2 标准、条例和约定</text:h>
      <text:p text:style-name="Quotations">代码每日发送到小组共享区，由×××提取。</text:p>
      <text:h text:style-name="Heading_20_2" text:outline-level="2"><text:bookmark text:name="53"/><text:soft-page-break/>5.3 人员</text:h>
      <text:p text:style-name="Quotations">×××、…</text:p>
      <text:h text:style-name="Heading_20_2" text:outline-level="2"><text:bookmark text:name="54"/>5.4 对任务间接承办单位的管理</text:h>
      <text:p text:style-name="Quotations">（略）</text:p>
      <text:h text:style-name="Heading_20_1" text:outline-level="1"><text:bookmark text:name="6"/>6.专题计划要点</text:h>
      <text:p text:style-name="Quotations">(略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宋体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宋体" style:font-size-asian="18pt" style:font-weight-asian="bold" style:font-name-complex="Mangal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宋体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2T17:35:22.39</meta:creation-date>
    <dc:date>2013-04-02T20:49:43.88</dc:date>
    <meta:editing-duration>P0D</meta:editing-duration>
    <meta:editing-cycles>3</meta:editing-cycles>
    <meta:generator>LibreOffice/4.0.0.3$Windows_x86 LibreOffice_project/7545bee9c2a0782548772a21bc84a9dcc583b89</meta:generator>
    <meta:document-statistic meta:table-count="3" meta:image-count="1" meta:object-count="0" meta:page-count="8" meta:paragraph-count="350" meta:word-count="2261" meta:character-count="3202" meta:non-whitespace-character-count="3095"/>
  </office:meta>
</office:document-meta>
</file>